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9.843cm" svg:height="16.451cm" svg:x="0.1cm" svg:y="0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286cm" svg:height="9.284cm" svg:x="5.45cm" svg:y="3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328cm" svg:height="1.038cm" svg:x="9.6cm" svg:y="11.262cm">
          <draw:text-box>
            <text:p text:style-name="P2"><text:span text:style-name="T1">p1</text:span></text:p>
          </draw:text-box>
        </draw:frame>
        <draw:frame draw:style-name="gr2" draw:text-style-name="P3" draw:layer="layout" svg:width="1.328cm" svg:height="1.038cm" svg:x="1.172cm" svg:y="3.462cm">
          <draw:text-box>
            <text:p text:style-name="P2"><text:span text:style-name="T1">p2</text:span></text:p>
          </draw:text-box>
        </draw:frame>
        <draw:custom-shape draw:style-name="gr3" draw:text-style-name="P1" draw:layer="layout" svg:width="0.5cm" svg:height="0.5cm" svg:x="10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2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dash" draw:stroke-dash="Fine_20_Dott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6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hiago Gomes</meta:initial-creator>
    <meta:creation-date>2011-09-07T18:54:58</meta:creation-date>
    <dc:date>2011-09-07T19:43:09</dc:date>
    <dc:creator>Thiago Gomes</dc:creator>
    <meta:editing-duration>PT18M9S</meta:editing-duration>
    <meta:editing-cycles>3</meta:editing-cycles>
    <meta:generator>BrOffice/3.3$Linux LibreOffice_project/330m19$Build-301</meta:generator>
    <meta:document-statistic meta:object-count="6"/>
  </office:meta>
</office:document-meta>
</file>